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025cm" fo:min-width="3.897cm" fo:padding-top="0.16cm" fo:padding-bottom="0.16cm" fo:padding-left="0.285cm" fo:padding-right="0.285cm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348cm" fo:min-width="4.607cm" fo:padding-top="0.16cm" fo:padding-bottom="0.16cm" fo:padding-left="0.285cm" fo:padding-right="0.285cm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093cm" fo:min-width="6.669cm" fo:padding-top="0.16cm" fo:padding-bottom="0.16cm" fo:padding-left="0.285cm" fo:padding-right="0.285cm"/>
    </style:style>
    <style:style style:name="gr4" style:family="graphic" style:parent-style-name="objectwithoutfill">
      <style:graphic-properties svg:stroke-width="0.071cm" draw:marker-start-width="0.413cm" draw:marker-end="Arrow" draw:marker-end-width="0.512cm" draw:fill="none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4.953cm" svg:height="1.905cm" svg:x="2.584cm" svg:y="18.399cm">
            <text:p text:style-name="P1">Start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" draw:text-style-name="P2" xml:id="id7" draw:id="id7" draw:layer="layout" svg:width="4.953cm" svg:height="1.905cm" svg:x="51.927cm" svg:y="18.399cm">
            <text:p text:style-name="P1">End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" draw:text-style-name="P2" xml:id="id2" draw:id="id2" draw:layer="layout" svg:width="8.509cm" svg:height="2.667cm" svg:x="8.28cm" svg:y="18.018cm">
            <text:p text:style-name="P1">Input </text:p>
            <text:p text:style-name="P1">2 Artifacts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" draw:text-style-name="P2" xml:id="id3" draw:id="id3" draw:layer="layout" svg:width="7.239cm" svg:height="2.413cm" svg:x="17.559cm" svg:y="18.145cm">
            <text:p text:style-name="P1">Build </text:p>
            <text:p text:style-name="P1">Parse Trees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2" xml:id="id4" draw:id="id4" draw:layer="layout" svg:width="7.239cm" svg:height="2.413cm" svg:x="26.049cm" svg:y="18.145cm">
            <text:p text:style-name="P1">Build </text:p>
            <text:p text:style-name="P1">Abstract Syntax Tre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5" draw:id="id5" draw:layer="layout" svg:width="7.239cm" svg:height="2.413cm" svg:x="34.512cm" svg:y="18.145cm">
            <text:p text:style-name="P1">Apply </text:p>
            <text:p text:style-name="P1">Link Recovery Analysi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6" draw:id="id6" draw:layer="layout" svg:width="8.509cm" svg:height="2.667cm" svg:x="42.667cm" svg:y="18.018cm">
            <text:p text:style-name="P1">Output</text:p>
            <text:p text:style-name="P1">Recovered Links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4" draw:text-style-name="P3" draw:layer="layout" svg:x1="7.537cm" svg:y1="19.352cm" svg:x2="9.131cm" svg:y2="19.352cm" draw:start-shape="id1" draw:start-glue-point="7" draw:end-shape="id2" draw:end-glue-point="6" svg:d="M7537 19352h1594" svg:viewBox="0 0 1595 1">
            <text:p/>
          </draw:connector>
          <draw:connector draw:style-name="gr4" draw:text-style-name="P3" draw:layer="layout" svg:x1="15.923cm" svg:y1="19.352cm" svg:x2="17.559cm" svg:y2="19.352cm" draw:start-shape="id2" draw:start-glue-point="9" draw:end-shape="id3" draw:end-glue-point="5" svg:d="M15923 19352h1636" svg:viewBox="0 0 1637 1">
            <text:p/>
          </draw:connector>
          <draw:connector draw:style-name="gr4" draw:text-style-name="P3" draw:layer="layout" svg:x1="24.798cm" svg:y1="19.351cm" svg:x2="26.049cm" svg:y2="19.351cm" draw:start-shape="id3" draw:end-shape="id4" svg:d="M24798 19351h1251" svg:viewBox="0 0 1252 1">
            <text:p/>
          </draw:connector>
          <draw:connector draw:style-name="gr4" draw:text-style-name="P3" draw:layer="layout" svg:x1="33.288cm" svg:y1="19.352cm" svg:x2="34.512cm" svg:y2="19.351cm" draw:start-shape="id4" draw:start-glue-point="7" draw:end-shape="id5" svg:d="M33288 19352h612v-1h612" svg:viewBox="0 0 1225 2">
            <text:p/>
          </draw:connector>
          <draw:connector draw:style-name="gr4" draw:text-style-name="P3" draw:layer="layout" svg:x1="41.751cm" svg:y1="19.352cm" svg:x2="43.518cm" svg:y2="19.352cm" draw:start-shape="id5" draw:start-glue-point="7" draw:end-shape="id6" draw:end-glue-point="6" svg:d="M41751 19352h1767" svg:viewBox="0 0 1768 1">
            <text:p/>
          </draw:connector>
          <draw:connector draw:style-name="gr4" draw:text-style-name="P3" draw:layer="layout" svg:x1="50.31cm" svg:y1="19.352cm" svg:x2="51.927cm" svg:y2="19.352cm" draw:start-shape="id6" draw:start-glue-point="9" draw:end-shape="id7" draw:end-glue-point="5" svg:d="M50310 19352h1617" svg:viewBox="0 0 1618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4T16:27:29.731553642</meta:creation-date>
    <dc:date>2017-11-24T18:17:46.187739922</dc:date>
    <dc:creator>Maximilian Meffert</dc:creator>
    <meta:editing-duration>PT6M59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